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15.999cm" svg:height="8.999cm" svg:x="6.874cm" svg:y="1.003cm">
            <draw:object draw:notify-on-update-of-ranges="Foglio1.B3:Foglio1.C3 Foglio1.B4:Foglio1.C4 Foglio1.B5:Foglio1.C5 Foglio1.B6:Foglio1.C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526cm" svg:x="6.874cm" svg:y="13.092cm">
            <draw:object draw:notify-on-update-of-ranges="Foglio1.B30:Foglio1.C30 Foglio1.B31:Foglio1.C31 Foglio1.B32:Foglio1.C32 Foglio1.B33:Foglio1.C3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526cm" svg:x="6.874cm" svg:y="24.617cm">
            <draw:object draw:notify-on-update-of-ranges="Foglio1.B57:Foglio1.C57 Foglio1.B58:Foglio1.C58 Foglio1.B59:Foglio1.C59 Foglio1.B60:Foglio1.C6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526cm" svg:x="6.874cm" svg:y="36.142cm">
            <draw:object draw:notify-on-update-of-ranges="Foglio1.B84:Foglio1.C84 Foglio1.B85:Foglio1.C85 Foglio1.B86:Foglio1.C86 Foglio1.B87:Foglio1.C8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1 (Pilota A)</text:p>
          </table:table-cell>
          <table:table-cell office:value-type="string">
            <text:p>2 (Pilota B)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number-columns-repeated="2" office:value-type="float" office:value="0.3">
            <text:p>0,3</text:p>
          </table:table-cell>
        </table:table-row>
        <table:table-row table:style-name="ro1">
          <table:table-cell/>
          <table:table-cell table:number-columns-repeated="2" office:value-type="float" office:value="15">
            <text:p>15</text:p>
          </table:table-cell>
        </table:table-row>
        <table:table-row table:style-name="ro1" table:number-rows-repeated="19">
          <table:table-cell table:number-columns-repeated="3"/>
        </table:table-row>
        <table:table-row table:style-name="ro2" table:number-rows-repeated="4">
          <table:table-cell table:number-columns-repeated="3"/>
        </table:table-row>
        <table:table-row table:style-name="ro2">
          <table:table-cell/>
          <table:table-cell office:value-type="string">
            <text:p>1 (Pilota A)</text:p>
          </table:table-cell>
          <table:table-cell office:value-type="string">
            <text:p>2 (Pilota C)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table:number-columns-repeated="2" office:value-type="float" office:value="0.3">
            <text:p>0,3</text:p>
          </table:table-cell>
        </table:table-row>
        <table:table-row table:style-name="ro2">
          <table:table-cell/>
          <table:table-cell table:number-columns-repeated="2" office:value-type="float" office:value="15">
            <text:p>15</text:p>
          </table:table-cell>
        </table:table-row>
        <table:table-row table:style-name="ro2" table:number-rows-repeated="23">
          <table:table-cell table:number-columns-repeated="3"/>
        </table:table-row>
        <table:table-row table:style-name="ro2">
          <table:table-cell/>
          <table:table-cell office:value-type="string">
            <text:p>1 (Pilota A)</text:p>
          </table:table-cell>
          <table:table-cell office:value-type="string">
            <text:p>2 (Pilota C)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table:number-columns-repeated="2" office:value-type="float" office:value="0.3">
            <text:p>0,3</text:p>
          </table:table-cell>
        </table:table-row>
        <table:table-row table:style-name="ro2">
          <table:table-cell/>
          <table:table-cell table:number-columns-repeated="2" office:value-type="float" office:value="15">
            <text:p>15</text:p>
          </table:table-cell>
        </table:table-row>
        <table:table-row table:style-name="ro2" table:number-rows-repeated="23">
          <table:table-cell table:number-columns-repeated="3"/>
        </table:table-row>
        <table:table-row table:style-name="ro2">
          <table:table-cell/>
          <table:table-cell office:value-type="string">
            <text:p>1 (Pilota A)</text:p>
          </table:table-cell>
          <table:table-cell office:value-type="string">
            <text:p>2 (Pilota C)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table:number-columns-repeated="2" office:value-type="float" office:value="0.3">
            <text:p>0,3</text:p>
          </table:table-cell>
        </table:table-row>
        <table:table-row table:style-name="ro2">
          <table:table-cell/>
          <table:table-cell table:number-columns-repeated="2" office:value-type="float" office:value="15">
            <text:p>15</text:p>
          </table:table-cell>
        </table:table-row>
        <table:table-row table:style-name="ro2" table:number-rows-repeated="104848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5">00/00/0000</text:date>, <text:time style:data-style-name="N2" text:time-value="0000-00-00T11:34:3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1T11:46:47</meta:creation-date>
    <dc:date>2013-07-01T14:57:44</dc:date>
    <meta:editing-duration>PT3H3M33S</meta:editing-duration>
    <meta:editing-cycles>4</meta:editing-cycles>
    <meta:generator>LibreOffice/4.0.2.2$Linux_X86_64 LibreOffice_project/400m0$Build-2</meta:generator>
    <meta:document-statistic meta:table-count="1" meta:cell-count="3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10pt" fo:font-weight="bold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0" chart:reverse-direction="false" text:line-break="false" chart:axis-position="0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dc2300" draw:opacity="80%" draw:opacity-name="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0000" draw:opacity="70%" draw:opacity-name="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76cm" svg:y="3.709cm" style:legend-expansion="high" chart:style-name="ch2"/>
        <chart:plot-area chart:style-name="ch3" table:cell-range-address="Foglio1.B3:Foglio1.C6" chart:data-source-has-labels="row" svg:x="1.328cm" svg:y="0.855cm" svg:width="12.308cm" svg:height="6.987cm">
          <chartooo:coordinate-region svg:x="3.386cm" svg:y="0.855cm" svg:width="10.065cm" svg:height="6.344cm"/>
          <chart:axis chart:dimension="x" chart:name="primary-x" chart:style-name="ch4" chartooo:axis-type="auto">
            <chartooo:date-scale/>
            <chart:title svg:x="0.451cm" svg:y="5.479cm" chart:style-name="ch5">
              <text:p>Numero corsia</text:p>
            </chart:title>
            <chart:categories table:cell-range-address="Foglio1.B3:Foglio1.C3"/>
          </chart:axis>
          <chart:axis chart:dimension="y" chart:name="primary-y" chart:style-name="ch6">
            <chart:title svg:x="5.474cm" svg:y="8.023cm" chart:style-name="ch7">
              <text:p>Istante d'uscita dalle corsie</text:p>
            </chart:title>
            <chart:grid chart:style-name="ch8" chart:class="major"/>
          </chart:axis>
          <chart:series chart:style-name="ch9" chart:values-cell-range-address="Foglio1.B4:Foglio1.C4" chart:class="chart:bar">
            <chart:data-point chart:repeated="2"/>
          </chart:series>
          <chart:series chart:style-name="ch10" chart:values-cell-range-address="Foglio1.B5:Foglio1.C5" chart:class="chart:bar">
            <chart:data-point chart:repeated="2"/>
          </chart:series>
          <chart:series chart:style-name="ch11" chart:values-cell-range-address="Foglio1.B6:Foglio1.C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(Pilota A)</text:p>
                <draw:g>
                  <svg:desc>Foglio1.B3:Foglio1.C3</svg:desc>
                </draw:g>
              </table:table-cell>
              <table:table-cell office:value-type="string">
                <text:p>2 (Pilota B)</text:p>
              </table:table-cell>
            </table:table-row>
          </table:table-header-rows>
          <table:table-rows>
            <table:table-row>
              <table:table-cell office:value-type="string">
                <text:p>Riga 4</text:p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Foglio1.B4:Foglio1.C4</svg:desc>
                </draw:g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iga 5</text:p>
                <draw:g>
                  <svg:desc/>
                </draw:g>
              </table:table-cell>
              <table:table-cell office:value-type="float" office:value="0.3">
                <text:p>0.3</text:p>
                <draw:g>
                  <svg:desc>Foglio1.B5:Foglio1.C5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iga 6</text:p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Foglio1.B6:Foglio1.C6</svg:desc>
                </draw:g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10pt" fo:font-weight="bold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0" chart:reverse-direction="false" text:line-break="false" chart:axis-position="0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dc2300" draw:opacity="80%" draw:opacity-name="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0000" draw:opacity="70%" draw:opacity-name="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527cm" xlink:href=".." xlink:type="simple" chart:class="chart:bar" chart:style-name="ch1">
        <chart:legend chart:legend-position="end" svg:x="14.093cm" svg:y="3.472cm" style:legend-expansion="high" chart:style-name="ch2"/>
        <chart:plot-area chart:style-name="ch3" table:cell-range-address="Foglio1.B30:Foglio1.C33" chart:data-source-has-labels="row" svg:x="1.328cm" svg:y="0.815cm" svg:width="12.125cm" svg:height="6.564cm">
          <chartooo:coordinate-region svg:x="3.386cm" svg:y="0.815cm" svg:width="9.882cm" svg:height="5.921cm"/>
          <chart:axis chart:dimension="x" chart:name="primary-x" chart:style-name="ch4" chartooo:axis-type="auto">
            <chartooo:date-scale/>
            <chart:title svg:x="0.451cm" svg:y="5.228cm" chart:style-name="ch5">
              <text:p>Numero corsia</text:p>
            </chart:title>
            <chart:categories table:cell-range-address="Foglio1.B30:Foglio1.C30"/>
          </chart:axis>
          <chart:axis chart:dimension="y" chart:name="primary-y" chart:style-name="ch6">
            <chart:title svg:x="5.382cm" svg:y="7.55cm" chart:style-name="ch7">
              <text:p>Istante d'uscita dalle corsie</text:p>
            </chart:title>
            <chart:grid chart:style-name="ch8" chart:class="major"/>
          </chart:axis>
          <chart:series chart:style-name="ch9" chart:values-cell-range-address="Foglio1.B31:Foglio1.C31" chart:class="chart:bar">
            <chart:data-point chart:repeated="2"/>
          </chart:series>
          <chart:series chart:style-name="ch10" chart:values-cell-range-address="Foglio1.B32:Foglio1.C32" chart:class="chart:bar">
            <chart:data-point chart:repeated="2"/>
          </chart:series>
          <chart:series chart:style-name="ch11" chart:values-cell-range-address="Foglio1.B33:Foglio1.C33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(Pilota A)</text:p>
                <draw:g>
                  <svg:desc>Foglio1.B30:Foglio1.C30</svg:desc>
                </draw:g>
              </table:table-cell>
              <table:table-cell office:value-type="string">
                <text:p>2 (Pilota C)</text:p>
              </table:table-cell>
            </table:table-row>
          </table:table-header-rows>
          <table:table-rows>
            <table:table-row>
              <table:table-cell office:value-type="string">
                <text:p>Riga 31</text:p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Foglio1.B31:Foglio1.C31</svg:desc>
                </draw:g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iga 32</text:p>
                <draw:g>
                  <svg:desc/>
                </draw:g>
              </table:table-cell>
              <table:table-cell office:value-type="float" office:value="0.3">
                <text:p>0.3</text:p>
                <draw:g>
                  <svg:desc>Foglio1.B32:Foglio1.C32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iga 33</text:p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Foglio1.B33:Foglio1.C33</svg:desc>
                </draw:g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10pt" fo:font-weight="bold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0" chart:reverse-direction="false" text:line-break="false" chart:axis-position="0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dc2300" draw:opacity="80%" draw:opacity-name="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0000" draw:opacity="70%" draw:opacity-name="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527cm" xlink:href=".." xlink:type="simple" chart:class="chart:bar" chart:style-name="ch1">
        <chart:legend chart:legend-position="end" svg:x="14.093cm" svg:y="3.472cm" style:legend-expansion="high" chart:style-name="ch2"/>
        <chart:plot-area chart:style-name="ch3" table:cell-range-address="Foglio1.B57:Foglio1.C60" chart:data-source-has-labels="row" svg:x="1.328cm" svg:y="0.815cm" svg:width="12.125cm" svg:height="6.564cm">
          <chartooo:coordinate-region svg:x="3.386cm" svg:y="0.815cm" svg:width="9.882cm" svg:height="5.921cm"/>
          <chart:axis chart:dimension="x" chart:name="primary-x" chart:style-name="ch4" chartooo:axis-type="auto">
            <chartooo:date-scale/>
            <chart:title svg:x="0.451cm" svg:y="5.228cm" chart:style-name="ch5">
              <text:p>Numero corsia</text:p>
            </chart:title>
            <chart:categories table:cell-range-address="Foglio1.B57:Foglio1.C57"/>
          </chart:axis>
          <chart:axis chart:dimension="y" chart:name="primary-y" chart:style-name="ch6">
            <chart:title svg:x="5.382cm" svg:y="7.55cm" chart:style-name="ch7">
              <text:p>Istante d'uscita dalle corsie</text:p>
            </chart:title>
            <chart:grid chart:style-name="ch8" chart:class="major"/>
          </chart:axis>
          <chart:series chart:style-name="ch9" chart:values-cell-range-address="Foglio1.B58:Foglio1.C58" chart:class="chart:bar">
            <chart:data-point chart:repeated="2"/>
          </chart:series>
          <chart:series chart:style-name="ch10" chart:values-cell-range-address="Foglio1.B59:Foglio1.C59" chart:class="chart:bar">
            <chart:data-point chart:repeated="2"/>
          </chart:series>
          <chart:series chart:style-name="ch11" chart:values-cell-range-address="Foglio1.B60:Foglio1.C60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(Pilota A)</text:p>
                <draw:g>
                  <svg:desc>Foglio1.B57:Foglio1.C57</svg:desc>
                </draw:g>
              </table:table-cell>
              <table:table-cell office:value-type="string">
                <text:p>2 (Pilota C)</text:p>
              </table:table-cell>
            </table:table-row>
          </table:table-header-rows>
          <table:table-rows>
            <table:table-row>
              <table:table-cell office:value-type="string">
                <text:p>Riga 58</text:p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Foglio1.B58:Foglio1.C58</svg:desc>
                </draw:g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iga 59</text:p>
                <draw:g>
                  <svg:desc/>
                </draw:g>
              </table:table-cell>
              <table:table-cell office:value-type="float" office:value="0.3">
                <text:p>0.3</text:p>
                <draw:g>
                  <svg:desc>Foglio1.B59:Foglio1.C59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iga 60</text:p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Foglio1.B60:Foglio1.C60</svg:desc>
                </draw:g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10pt" fo:font-weight="bold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0" chart:reverse-direction="false" text:line-break="false" chart:axis-position="0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dc2300" draw:opacity="80%" draw:opacity-name="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0000" draw:opacity="70%" draw:opacity-name="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527cm" xlink:href=".." xlink:type="simple" chart:class="chart:bar" chart:style-name="ch1">
        <chart:legend chart:legend-position="end" svg:x="14.093cm" svg:y="3.472cm" style:legend-expansion="high" chart:style-name="ch2"/>
        <chart:plot-area chart:style-name="ch3" table:cell-range-address="Foglio1.B84:Foglio1.C87" chart:data-source-has-labels="row" svg:x="1.328cm" svg:y="0.815cm" svg:width="12.125cm" svg:height="6.564cm">
          <chartooo:coordinate-region svg:x="3.386cm" svg:y="0.815cm" svg:width="9.882cm" svg:height="5.921cm"/>
          <chart:axis chart:dimension="x" chart:name="primary-x" chart:style-name="ch4" chartooo:axis-type="auto">
            <chartooo:date-scale/>
            <chart:title svg:x="0.451cm" svg:y="5.228cm" chart:style-name="ch5">
              <text:p>Numero corsia</text:p>
            </chart:title>
            <chart:categories table:cell-range-address="Foglio1.B84:Foglio1.C84"/>
          </chart:axis>
          <chart:axis chart:dimension="y" chart:name="primary-y" chart:style-name="ch6">
            <chart:title svg:x="5.382cm" svg:y="7.55cm" chart:style-name="ch7">
              <text:p>Istante d'uscita dalle corsie</text:p>
            </chart:title>
            <chart:grid chart:style-name="ch8" chart:class="major"/>
          </chart:axis>
          <chart:series chart:style-name="ch9" chart:values-cell-range-address="Foglio1.B85:Foglio1.C85" chart:class="chart:bar">
            <chart:data-point chart:repeated="2"/>
          </chart:series>
          <chart:series chart:style-name="ch10" chart:values-cell-range-address="Foglio1.B86:Foglio1.C86" chart:class="chart:bar">
            <chart:data-point chart:repeated="2"/>
          </chart:series>
          <chart:series chart:style-name="ch11" chart:values-cell-range-address="Foglio1.B87:Foglio1.C87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(Pilota A)</text:p>
                <draw:g>
                  <svg:desc>Foglio1.B84:Foglio1.C84</svg:desc>
                </draw:g>
              </table:table-cell>
              <table:table-cell office:value-type="string">
                <text:p>2 (Pilota C)</text:p>
              </table:table-cell>
            </table:table-row>
          </table:table-header-rows>
          <table:table-rows>
            <table:table-row>
              <table:table-cell office:value-type="string">
                <text:p>Riga 85</text:p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Foglio1.B85:Foglio1.C85</svg:desc>
                </draw:g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iga 86</text:p>
                <draw:g>
                  <svg:desc/>
                </draw:g>
              </table:table-cell>
              <table:table-cell office:value-type="float" office:value="0.3">
                <text:p>0.3</text:p>
                <draw:g>
                  <svg:desc>Foglio1.B86:Foglio1.C86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iga 87</text:p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Foglio1.B87:Foglio1.C87</svg:desc>
                </draw:g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